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AnnotationProcessor.processAnnotationForMock( Mock annotation , Class &lt; ? &gt; type , Supplier &lt; Type &gt; genericType ,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ockAnnotationProcessor.process( Mock annotation ,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AnnotationProcessor.inferParameterizedType( Type type , String name , String s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